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date-style style:name="N15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time-style style:name="N146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39">
      <number:day/>
      <number:text>-</number:text>
      <number:month number:textual="true"/>
      <number:text>-</number:text>
      <number:year/>
    </number:date-style>
    <number:time-style style:name="N157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day/>
      <number:text>-</number:text>
      <number:month number:textual="true"/>
    </number:dat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22:32.9555106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7T14:25:57.946412757</dc:date>
    <dc:creator>Jesus Castagnetto</dc:creator>
    <meta:editing-duration>P10DT21H19M9S</meta:editing-duration>
    <meta:editing-cycles>959</meta:editing-cycles>
    <meta:generator>LibreOffice/7.3.1.3$Linux_X86_64 LibreOffice_project/30$Build-3</meta:generator>
    <meta:document-statistic meta:table-count="1" meta:cell-count="7516" meta:object-count="0"/>
  </office:meta>
</office:document-meta>
</file>